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11d7a3" officeooo:paragraph-rsid="0011d7a3"/>
    </style:style>
    <style:style style:name="P2" style:family="paragraph" style:parent-style-name="Standard">
      <style:text-properties officeooo:rsid="0012c041" officeooo:paragraph-rsid="0012c041"/>
    </style:style>
    <style:style style:name="P3" style:family="paragraph" style:parent-style-name="Standard">
      <style:text-properties officeooo:rsid="0014354f" officeooo:paragraph-rsid="0014354f"/>
    </style:style>
    <style:style style:name="P4" style:family="paragraph" style:parent-style-name="Standard">
      <style:text-properties officeooo:rsid="0014bcf0" officeooo:paragraph-rsid="0014bcf0"/>
    </style:style>
    <style:style style:name="P5" style:family="paragraph" style:parent-style-name="Standard">
      <style:text-properties officeooo:rsid="0015c657" officeooo:paragraph-rsid="0015c657"/>
    </style:style>
    <style:style style:name="P6" style:family="paragraph" style:parent-style-name="Standard">
      <style:text-properties officeooo:rsid="00165187" officeooo:paragraph-rsid="00165187"/>
    </style:style>
    <style:style style:name="P7" style:family="paragraph" style:parent-style-name="Standard">
      <style:text-properties officeooo:rsid="0016c3a9" officeooo:paragraph-rsid="0016c3a9"/>
    </style:style>
    <style:style style:name="P8" style:family="paragraph" style:parent-style-name="Standard">
      <style:text-properties officeooo:rsid="001b14c6" officeooo:paragraph-rsid="001b14c6"/>
    </style:style>
    <style:style style:name="P9" style:family="paragraph" style:parent-style-name="Standard">
      <style:text-properties officeooo:rsid="0014bcf0" officeooo:paragraph-rsid="0014bcf0"/>
    </style:style>
    <style:style style:name="P10" style:family="paragraph" style:parent-style-name="Standard">
      <style:text-properties officeooo:rsid="001fe34b" officeooo:paragraph-rsid="001fe34b"/>
    </style:style>
    <style:style style:name="P11" style:family="paragraph" style:parent-style-name="Standard">
      <style:text-properties officeooo:rsid="0015c657" officeooo:paragraph-rsid="0015c657"/>
    </style:style>
    <style:style style:name="T1" style:family="text">
      <style:text-properties officeooo:rsid="00187e94"/>
    </style:style>
    <style:style style:name="T2" style:family="text">
      <style:text-properties officeooo:rsid="0019583f"/>
    </style:style>
    <style:style style:name="T3" style:family="text">
      <style:text-properties officeooo:rsid="001e281c"/>
    </style:style>
    <style:style style:name="T4" style:family="text">
      <style:text-properties officeooo:rsid="001fe34b"/>
    </style:style>
    <style:style style:name="T5" style:family="text">
      <style:text-properties officeooo:rsid="00206c18"/>
    </style:style>
    <style:style style:name="T6" style:family="text">
      <style:text-properties officeooo:rsid="0020e27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eithley Repair memory</text:p>
      <text:p text:style-name="P1"/>
      <text:p text:style-name="P1">Start: 12 Mar<text:span text:style-name="T3">ch </text:span>2014</text:p>
      <text:p text:style-name="P1"/>
      <text:p text:style-name="P2">Recently I bought an old <text:span text:style-name="T3">K</text:span>eithley 199 multimeter in an auction at e-bay. It didn't work, but it was cheap. Further analysis showed an error on the digital board. The VIA (peripheral controller) was broken.</text:p>
      <text:p text:style-name="P2"/>
      <text:p text:style-name="P3">I know, I could bough a new via (they are no more produced, I think, but they are still available from resellers on e-bay). But, as an engineer, that solution wasn't satisfactory. I wanted to bring the old multimeter to new standards (at least in the digital side). So with a lot of naivety, I decided to replace the broken board with my own creation.</text:p>
      <text:p text:style-name="P3"/>
      <text:p text:style-name="P4">Actually, the good think with old measurement equipment, is that almost all good manufacturers published pretty detailed service manuals, schematic inclusive. <text:span text:style-name="T3">Paraphrasing Feynman, t</text:span>o have the map of the cat is the best form to start.</text:p>
      <text:p text:style-name="P4"/>
      <text:p text:style-name="P4">The Digital interface couldn't be more simple. In order to reduce the number of control lines between digital and analog boards, <text:span text:style-name="T4">the Keithley 199 uses a serial interface</text:span>. <text:span text:style-name="T4">Pretty basic, nothing to fancy like spi or i2c. </text:span>Three control lines go from digital to analog board and one goes back into the digital world. The firs three are serial data which are clocked into shift registers in the analog board, which in turn, control the different switch for range selection, ohms measurements, and analog digital conversion. <text:s/>The line which goes back provides the digital value of the analog signal, the output of the analog digital converter. </text:p>
      <text:p text:style-name="P4"/>
      <text:p text:style-name="P4">Well, this in theory. Now it is time to go into the finer details. One thing, which I personally find fascinating, is that the analog digital converter is actually implemented with discrete parts, <text:s/>and actually controlled from the process<text:span text:style-name="T4">o</text:span>r. <text:span text:style-name="T4">Nowadays this is no more done, as there is frequently a custom ASIC or an FPGA who does the control of the integrating analog digital converter.</text:span></text:p>
      <text:p text:style-name="P4"/>
      <text:p text:style-name="P4">The analog digital converter is from the charge-balancing variety. In order to explain how it works, may be is easier to start with a close cousin, the double ramp integrating analog to digital converter.</text:p>
      <text:p text:style-name="P4"/>
      <text:p text:style-name="P5">The double ramp integrating converter, <text:span text:style-name="T4">as it name hints,</text:span> works integrating the <text:span text:style-name="T4">unknown</text:span> voltage for a fixed amount of time, and then discharging the integration capacitor <text:span text:style-name="T4">connecting</text:span> a reference voltage of <text:span text:style-name="T4">opposite</text:span> polarity and measuring the time the output of the integrator takes to reach zero. <text:span text:style-name="T4">This process is shown graphically on figure x. It</text:span> shows a basic integrator circuit <text:span text:style-name="T4">where the voltage output ramps up as function of the unknow voltage and time</text:span>. <text:span text:style-name="T4">The relationship between unknown voltage and time is given by following formula</text:span>:</text:p>
      <text:p text:style-name="P5"/>
      <text:p text:style-name="P5">In <text:span text:style-name="T4">the ramp down part</text:span>, an know reference voltage, <text:span text:style-name="T4">of reverse polarity as the input signal,</text:span> is connected to the input. <text:span text:style-name="T4">The output voltaje ramps down until it reach zero. The output voltage during this ramp down period is given by following formula</text:span>:</text:p>
      <text:p text:style-name="P5"/>
      <text:p text:style-name="P10">Relating equations 1 and 2, we can calculate the input voltage as function of the time passed between start of the ramp up period and end of the ramp down period:</text:p>
      <text:p text:style-name="P10"/>
      <text:p text:style-name="P6">Easy, isn't it. At least in theory. <text:span text:style-name="T4">But a</text:span>s always the devil is in the details. We will talk about this in a moment. </text:p>
      <text:p text:style-name="P6"/>
      <text:p text:style-name="P7">The double ramp converter is easy to implement, and as we can see in formula x, it is almost independent of the actual phisical components. And I say almost, because even thought the values <text:soft-page-break/>of the components are left out of the <text:span text:style-name="T4">equation</text:span>, this <text:span text:style-name="T4">equation</text:span> <text:span text:style-name="T4">assumes</text:span> ideal integrator <text:span text:style-name="T4">behavior</text:span> in first place. And, oh surprise, it is not!.</text:p>
      <text:p text:style-name="P7"/>
      <text:p text:style-name="P7">The first problem is related to the limited supply voltage. The integrator is, of course, an electronic circuit, and it needs to get its supply voltage from somewhere. If we let connected the <text:span text:style-name="T5">unknown</text:span> voltage at the input of the integrator (see figure x), the output voltage will ramp-up but only until the output voltage reaches nearly the supply voltage, a situation know as saturation. </text:p>
      <text:p text:style-name="P7"/>
      <text:p text:style-name="P7">The second problem comes from the integrating capacitor. I know, it comes a little bit of a surprise, because there is no capacitor in the equation for the output voltage (eq. y), but remember from which equations it comes from:</text:p>
      <text:p text:style-name="P7"/>
      <text:p text:style-name="P7">1 y 2</text:p>
      <text:p text:style-name="P7"/>
      <text:p text:style-name="P7">Did you see?. When you equal these two equations in order to get the output voltage, you make the <text:span text:style-name="T1">assumption</text:span> that the c<text:span text:style-name="T1">apacitor</text:span> in the interval one is the same that is on interval two, <text:span text:style-name="T2">and it is not always the case. Due to a phenomenon know as “Dielectric absorption”, <text:s/>the capacitor will change its behavior with time.</text:span></text:p>
      <text:p text:style-name="P7"/>
      <text:p text:style-name="P8">Here comes the charge balancing in the game. Charge balancing works similar as double slope, first an <text:span text:style-name="T6">unknown</text:span> voltage is integrated, but instead of let the output go indefinite up, a circuit compares the output and when it reaches a defined level, <text:span text:style-name="T6">and then, </text:span>a reference voltage is <text:span text:style-name="T6">applied</text:span> in the input <text:span text:style-name="T6">which causes the output to ramp down</text:span>. <text:span text:style-name="T6">When the output voltage has ramp down for a little while, we disconnect again the reference voltage, which causes the output to ramp up again, as the unknown voltage is still present in the input. If we track carefully how much time has the output voltage ramped down, we can also calculate the unknown input voltag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go Asanza</meta:initial-creator>
    <meta:creation-date>2014-03-25T02:22:04.976473871</meta:creation-date>
    <dc:date>2014-04-03T22:11:55.558650518</dc:date>
    <dc:creator>Diego Asanza</dc:creator>
    <meta:editing-duration>PT1H7M39S</meta:editing-duration>
    <meta:editing-cycles>15</meta:editing-cycles>
    <meta:generator>LibreOffice/4.1.3.2$Linux_X86_64 LibreOffice_project/410m0$Build-2</meta:generator>
    <meta:document-statistic meta:table-count="0" meta:image-count="0" meta:object-count="0" meta:page-count="2" meta:paragraph-count="18" meta:word-count="871" meta:character-count="5049" meta:non-whitespace-character-count="4190"/>
  </office:meta>
</office:document-meta>
</file>